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space"/>
    <style:font-face style:name="Lohit Hindi1" svg:font-family="'Lohit Hindi'"/>
    <style:font-face style:name="tahoma" svg:font-family="tahoma, 'Trebuchet MS', lucida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da2eb" officeooo:paragraph-rsid="000da2e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a2eb" officeooo:paragraph-rsid="000da2e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da2eb" officeooo:paragraph-rsid="000da2eb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da2eb" officeooo:paragraph-rsid="000da2eb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da2eb" officeooo:paragraph-rsid="000da2e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da2eb" officeooo:paragraph-rsid="000f86f7" style:font-weight-asian="normal" style:font-weight-complex="normal"/>
    </style:style>
    <style:style style:name="P7" style:family="paragraph" style:parent-style-name="Standard">
      <style:text-properties fo:font-weight="normal" officeooo:paragraph-rsid="001013e3"/>
    </style:style>
    <style:style style:name="P8" style:family="paragraph" style:parent-style-name="Standard">
      <style:text-properties officeooo:paragraph-rsid="001013e3"/>
    </style:style>
    <style:style style:name="P9" style:family="paragraph" style:parent-style-name="Standard">
      <style:text-properties officeooo:paragraph-rsid="001269e9"/>
    </style:style>
    <style:style style:name="P10" style:family="paragraph" style:parent-style-name="Standard">
      <style:text-properties style:text-underline-style="none" fo:font-weight="normal" officeooo:rsid="000f86f7" officeooo:paragraph-rsid="000f86f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13e3" officeooo:paragraph-rsid="000f86f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013e3" officeooo:paragraph-rsid="001013e3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f86f7" officeooo:paragraph-rsid="000f86f7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013e3" officeooo:paragraph-rsid="001013e3" style:font-weight-asian="bold" style:font-weight-complex="bold"/>
    </style:style>
    <style:style style:name="P15" style:family="paragraph" style:parent-style-name="Standard">
      <style:text-properties fo:font-variant="normal" fo:text-transform="none" fo:color="#0000ff" style:font-name="Consolas" fo:font-size="9.75pt" fo:letter-spacing="normal" fo:font-style="normal" fo:font-weight="normal" officeooo:rsid="001194a1" officeooo:paragraph-rsid="001013e3"/>
    </style:style>
    <style:style style:name="P16" style:family="paragraph" style:parent-style-name="Standard">
      <style:text-properties fo:font-variant="normal" fo:text-transform="none" fo:color="#555544" style:font-name="tahoma" fo:font-size="9.75pt" fo:letter-spacing="normal" fo:font-style="normal" fo:font-weight="normal" officeooo:rsid="001194a1" officeooo:paragraph-rsid="001013e3"/>
    </style:style>
    <style:style style:name="P17" style:family="paragraph" style:parent-style-name="Standard">
      <style:text-properties fo:font-variant="normal" fo:text-transform="none" fo:color="#555544" style:font-name="tahoma" fo:font-size="9.75pt" fo:letter-spacing="normal" fo:font-style="normal" fo:font-weight="normal" officeooo:rsid="001269e9" officeooo:paragraph-rsid="001013e3"/>
    </style:style>
    <style:style style:name="P18" style:family="paragraph" style:parent-style-name="Standard">
      <style:text-properties fo:font-variant="normal" fo:text-transform="none" fo:color="#555544" style:font-name="tahoma" fo:font-size="9.75pt" fo:letter-spacing="normal" fo:font-style="normal" fo:font-weight="normal" officeooo:rsid="001269e9" officeooo:paragraph-rsid="001269e9"/>
    </style:style>
    <style:style style:name="P19" style:family="paragraph" style:parent-style-name="Standard">
      <style:text-properties fo:font-variant="normal" fo:text-transform="none" fo:color="#555544" style:font-name="tahoma" fo:font-size="9.75pt" fo:letter-spacing="normal" fo:font-style="normal" fo:font-weight="normal" officeooo:rsid="0013b37d" officeooo:paragraph-rsid="001269e9"/>
    </style:style>
    <style:style style:name="P20" style:family="paragraph" style:parent-style-name="Standard">
      <style:text-properties fo:font-variant="normal" fo:text-transform="none" fo:color="#555544" style:font-name="tahoma" fo:font-size="9.75pt" fo:letter-spacing="normal" fo:font-style="normal" style:text-underline-style="solid" style:text-underline-width="auto" style:text-underline-color="font-color" fo:font-weight="bold" officeooo:rsid="00144ea8" officeooo:paragraph-rsid="00144ea8" style:font-weight-asian="bold" style:font-weight-complex="bold"/>
    </style:style>
    <style:style style:name="P21" style:family="paragraph" style:parent-style-name="Standard">
      <style:text-properties fo:font-variant="normal" fo:text-transform="none" fo:color="#555544" style:font-name="tahoma" fo:font-size="9.75pt" fo:letter-spacing="normal" fo:font-style="normal" style:text-underline-style="solid" style:text-underline-width="auto" style:text-underline-color="font-color" fo:font-weight="bold" officeooo:rsid="00144ea8" officeooo:paragraph-rsid="001614b1" style:font-weight-asian="bold" style:font-weight-complex="bold"/>
    </style:style>
    <style:style style:name="T1" style:family="text">
      <style:text-properties officeooo:rsid="000f86f7"/>
    </style:style>
    <style:style style:name="T2" style:family="text">
      <style:text-properties officeooo:rsid="001013e3"/>
    </style:style>
    <style:style style:name="T3" style:family="text">
      <style:text-properties fo:font-variant="normal" fo:text-transform="none" fo:color="#0000ff" style:font-name="Consolas" fo:font-size="9.75pt" fo:letter-spacing="normal" fo:font-style="normal" officeooo:rsid="001013e3"/>
    </style:style>
    <style:style style:name="T4" style:family="text">
      <style:text-properties fo:font-variant="normal" fo:text-transform="none" fo:color="#0000ff" style:font-name="Consolas" fo:font-size="9.75pt" fo:letter-spacing="normal" fo:font-style="normal" officeooo:rsid="001194a1"/>
    </style:style>
    <style:style style:name="T5" style:family="text">
      <style:text-properties fo:font-variant="normal" fo:text-transform="none" fo:color="#0000ff" style:font-name="Consolas" fo:font-size="9.75pt" fo:letter-spacing="normal" fo:font-style="normal" fo:font-weight="normal" officeooo:rsid="001194a1"/>
    </style:style>
    <style:style style:name="T6" style:family="text">
      <style:text-properties fo:font-variant="normal" fo:text-transform="none" fo:color="#0000ff" style:font-name="Consolas" fo:font-size="9.75pt" fo:letter-spacing="normal" fo:font-style="normal" fo:font-weight="normal" officeooo:rsid="001269e9"/>
    </style:style>
    <style:style style:name="T7" style:family="text">
      <style:text-properties fo:font-variant="normal" fo:text-transform="none" fo:color="#0000ff" style:font-name="Consolas" fo:font-size="9.75pt" fo:letter-spacing="normal" fo:font-style="normal" officeooo:rsid="001269e9"/>
    </style:style>
    <style:style style:name="T8" style:family="text">
      <style:text-properties fo:font-variant="normal" fo:text-transform="none" fo:color="#0000ff" style:font-name="tahoma" fo:font-size="9.75pt" fo:letter-spacing="normal" fo:font-style="normal" fo:font-weight="normal" officeooo:rsid="0013b37d"/>
    </style:style>
    <style:style style:name="T9" style:family="text">
      <style:text-properties fo:font-variant="normal" fo:text-transform="none" fo:color="#800000" style:font-name="Consolas" fo:font-size="9.75pt" fo:letter-spacing="normal" fo:font-style="normal" officeooo:rsid="001194a1"/>
    </style:style>
    <style:style style:name="T10" style:family="text">
      <style:text-properties fo:font-variant="normal" fo:text-transform="none" fo:color="#800000" style:font-name="tahoma" fo:font-size="9.75pt" fo:letter-spacing="normal" fo:font-style="normal" fo:font-weight="normal" officeooo:rsid="0013b37d"/>
    </style:style>
    <style:style style:name="T11" style:family="text">
      <style:text-properties fo:font-variant="normal" fo:text-transform="none" fo:color="#000000" style:font-name="Consolas" fo:font-size="9.75pt" fo:letter-spacing="normal" fo:font-style="normal" officeooo:rsid="001013e3"/>
    </style:style>
    <style:style style:name="T12" style:family="text">
      <style:text-properties fo:font-variant="normal" fo:text-transform="none" fo:color="#ff0000" style:font-name="Consolas" fo:font-size="9.75pt" fo:letter-spacing="normal" fo:font-style="normal" officeooo:rsid="001013e3"/>
    </style:style>
    <style:style style:name="T13" style:family="text">
      <style:text-properties fo:font-variant="normal" fo:text-transform="none" fo:color="#ff0000" style:font-name="tahoma" fo:font-size="9.75pt" fo:letter-spacing="normal" fo:font-style="normal" fo:font-weight="normal" officeooo:rsid="0013b37d"/>
    </style:style>
    <style:style style:name="T14" style:family="text">
      <style:text-properties fo:font-variant="normal" fo:text-transform="none" fo:color="#555544" style:font-name="tahoma" fo:font-size="9.75pt" fo:letter-spacing="normal" fo:font-style="normal" fo:font-weight="normal" officeooo:rsid="001194a1"/>
    </style:style>
    <style:style style:name="T15" style:family="text">
      <style:text-properties fo:font-variant="normal" fo:text-transform="none" fo:color="#555544" style:font-name="tahoma" fo:font-size="9.75pt" fo:letter-spacing="normal" fo:font-style="normal" fo:font-weight="normal" officeooo:rsid="001269e9"/>
    </style:style>
    <style:style style:name="T16" style:family="text">
      <style:text-properties fo:font-variant="normal" fo:text-transform="none" fo:color="#555544" style:font-name="tahoma" fo:font-size="9.75pt" fo:letter-spacing="normal" fo:font-style="normal" fo:font-weight="normal" officeooo:rsid="0013b37d"/>
    </style:style>
    <style:style style:name="T17" style:family="text">
      <style:text-properties style:text-underline-style="none" officeooo:rsid="001013e3" style:font-weight-asian="normal" style:font-weight-complex="normal"/>
    </style:style>
    <style:style style:name="T18" style:family="text">
      <style:text-properties officeooo:rsid="001614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:</text:p>
      <text:p text:style-name="P1"/>
      <text:p text:style-name="P1">Answers:</text:p>
      <text:p text:style-name="P1"/>
      <text:p text:style-name="P2">SECTION 1</text:p>
      <text:p text:style-name="P2"/>
      <text:p text:style-name="P2">Given Code:</text:p>
      <text:p text:style-name="P4">javascript:void((function(){var </text:p>
      <text:p text:style-name="P4">e=document.createElement('script');e.setAttribute('type','text/ </text:p>
      <text:p text:style-name="P4">javascript');e.setAttribute('charset','UTF- </text:p>
      <text:p text:style-name="P4">8');e.setAttribute('src','http://assets.yoursite.com/js/yourx.js? </text:p>
      <text:p text:style-name="P4">r='+Math.random()*99999999);document.body.appendChild(e)})());</text:p>
      <text:p text:style-name="P4"/>
      <text:p text:style-name="P2">Q1. What we are creating here? What all things, this code can be used for. Tell us as many </text:p>
      <text:p text:style-name="P2">things as you can think of?</text:p>
      <text:p text:style-name="P2"/>
      <text:p text:style-name="P5">Ans: Here you are creating a script tag and setting its attributes. This code is primarily written to prevent caching of this file. Lets say i have created a new version of my file so if same src is used </text:p>
      <text:p text:style-name="P5">browser will load it using caching and my new version will not be reflected to my application.</text:p>
      <text:p text:style-name="P3"/>
      <text:p text:style-name="P3">Uses:</text:p>
      <text:p text:style-name="P5">1.By sending parameters to my URL i am ensuring browser that this is a new file and is not cached before.</text:p>
      <text:p text:style-name="P6">2. <text:span text:style-name="T1">For asyn loading. It happenns like when my script is executed the new script elements starts</text:span></text:p>
      <text:p text:style-name="P10"><text:s text:c="2"/>loading async alongwith other scripts/images/css loading at the same time.</text:p>
      <text:p text:style-name="P10"/>
      <text:p text:style-name="P10">3.I can spoof some other web pages too using console and this script.</text:p>
      <text:p text:style-name="P10"/>
      <text:p text:style-name="P10"/>
      <text:p text:style-name="P13">Q 2) Why r='+Math.random()*99999999 is added to the code? Do you think there is a special </text:p>
      <text:p text:style-name="P13">reason to it? Tell us!</text:p>
      <text:p text:style-name="P13"/>
      <text:p text:style-name="P10">Ans: By picking up very large number like 99999999 we are actually increasing the period of <text:s text:c="3"/></text:p>
      <text:p text:style-name="P10"><text:s text:c="8"/>random function and hence chances for picking up files from cache would be very very less <text:s text:c="2"/></text:p>
      <text:p text:style-name="P6"><text:span text:style-name="T1"><text:s text:c="8"/>probable. </text:span><text:span text:style-name="T2">Yeah.!! this is enough i think.</text:span></text:p>
      <text:p text:style-name="P11"/>
      <text:p text:style-name="P11"/>
      <text:p text:style-name="P14">Q 3) Any other way to write this code to achieve more or the same functionalities. Write the </text:p>
      <text:p text:style-name="P14">code.</text:p>
      <text:p text:style-name="P14"/>
      <text:p text:style-name="P7"><text:span text:style-name="T17">Ans: <text:s text:c="2"/></text:span><text:span text:style-name="T3">&lt;</text:span><text:span text:style-name="T9">script</text:span><text:span text:style-name="T11"> </text:span><text:span text:style-name="T12">src</text:span><text:span text:style-name="T3">='</text:span><text:span text:style-name="T4">abc</text:span><text:span text:style-name="T3">.j</text:span><text:span text:style-name="T4">s</text:span><text:span text:style-name="T3">?websiteversion=&lt;%=DateTime.Now.Ticks.ToString()%&gt;</text:span><text:span text:style-name="T7">'</text:span><text:span text:style-name="T11"> <text:s/></text:span><text:span text:style-name="T3">&gt; </text:span><text:span text:style-name="T4">&lt;/script&gt;</text:span></text:p>
      <text:p text:style-name="P15"/>
      <text:p text:style-name="P8"><text:span text:style-name="T5"><text:s text:c="5"/></text:span><text:span text:style-name="T6">This can get me the updated file but problem with it is <text:s/>that it will download the file for every request so it will slowdown the performance.</text:span><text:span text:style-name="T14"> </text:span><text:span text:style-name="T15">So to solve this</text:span><text:span text:style-name="T5"> </text:span><text:span text:style-name="T14"><text:s/></text:span><text:span text:style-name="T15">i can </text:span><text:span text:style-name="T14">Add a key in appSettings section of your .config file like this:-</text:span></text:p>
      <text:p text:style-name="P16"/>
      <text:p text:style-name="P8"><text:span text:style-name="T14"><text:s/></text:span><text:span text:style-name="T15">&lt;appSettings&gt;</text:span></text:p>
      <text:p text:style-name="P17"><text:s text:c="2"/>&lt;add key=”websiteVersion” value=1&gt;</text:p>
      <text:p text:style-name="P18">&lt;/appSettings&gt;</text:p>
      <text:p text:style-name="P18"/>
      <text:p text:style-name="P9"><text:span text:style-name="T15"><text:s/></text:span><text:span text:style-name="T16">Now i can add that parameter to my script here:</text:span></text:p>
      <text:p text:style-name="P9"><text:span text:style-name="T16"><text:s text:c="3"/></text:span><text:span text:style-name="T8">&lt;</text:span><text:span text:style-name="T10">script </text:span><text:span text:style-name="T13">src</text:span><text:span text:style-name="T8">='abc.js?websiteversion=&lt;%=System.Configuration.ConfigurationSettings.AppSettings["WebsiteVersion"] %&gt;'</text:span><text:span text:style-name="T16"> <text:s/>&lt;/script&gt;</text:span></text:p>
      <text:p text:style-name="P19"/>
      <text:p text:style-name="P20">Note: I saw somewhere using this same functionality.</text:p>
      <text:p text:style-name="P20"><text:soft-page-break/></text:p>
      <text:p text:style-name="P21"><text:span text:style-name="T18">However making async=true inside script tag or rewriting .htaccess file on server after expiry are always an option.</text:span></text:p>
      <text:p text:style-name="P1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Courier New', Courier, monospace"/>
    <style:font-face style:name="Lohit Hindi1" svg:font-family="'Lohit Hindi'"/>
    <style:font-face style:name="tahoma" svg:font-family="tahoma, 'Trebuchet MS', lucida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22:13:03</meta:creation-date>
    <dc:date>2014-03-15T02:43:31</dc:date>
    <meta:editing-duration>PT37M40S</meta:editing-duration>
    <meta:editing-cycles>7</meta:editing-cycles>
    <meta:generator>LibreOffice/4.0.2.2$Linux_X86_64 LibreOffice_project/400m0$Build-2</meta:generator>
    <meta:document-statistic meta:table-count="0" meta:image-count="0" meta:object-count="0" meta:page-count="2" meta:paragraph-count="34" meta:word-count="330" meta:character-count="2258" meta:non-whitespace-character-count="1911"/>
  </office:meta>
</office:document-meta>
</file>